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007b3fc" officeooo:paragraph-rsid="0007b3fc" style:font-style-asian="italic" style:font-style-complex="italic"/>
    </style:style>
    <style:style style:name="P2" style:family="paragraph" style:parent-style-name="Standard">
      <style:text-properties fo:font-style="normal" officeooo:rsid="0009a7ec" officeooo:paragraph-rsid="0009a7ec" style:font-style-asian="normal" style:font-style-complex="normal"/>
    </style:style>
    <style:style style:name="P3" style:family="paragraph" style:parent-style-name="Standard">
      <style:text-properties fo:font-style="normal" officeooo:rsid="000bfac3" officeooo:paragraph-rsid="000bfac3" style:font-style-asian="normal" style:font-style-complex="normal"/>
    </style:style>
    <style:style style:name="T1" style:family="text">
      <style:text-properties officeooo:rsid="000a9c90"/>
    </style:style>
    <style:style style:name="T2" style:family="text">
      <style:text-properties officeooo:rsid="000ad40e"/>
    </style:style>
    <style:style style:name="T3" style:family="text">
      <style:text-properties officeooo:rsid="000b2317"/>
    </style:style>
    <style:style style:name="T4" style:family="text">
      <style:text-properties officeooo:rsid="000bfa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mework 6: Trees</text:p>
      <text:p text:style-name="Standard">Data Structures</text:p>
      <text:p text:style-name="Standard"/>
      <text:p text:style-name="P1">Discuss 6: <text:line-break/>Suggest an implementation for sparse matrices, selecting from non-linked options as well as linked options. Pick something that has not already been selected by another student. Discuss your choice in terms of possible row and column operations on the matrix and consider efficiency issues.</text:p>
      <text:p text:style-name="P1"/>
      <text:p text:style-name="P3">Doubly linked lists, fast for one dimension at a time – Alex Shah</text:p>
      <text:p text:style-name="P2">Using doubly linked lists can provide us with an easy to conceptualize and potentially efficient sparse matrix storage structure. In order to implement this we create a doubly linked list for each row, so a list of doubly linked lists. Every non zero element in the matrix will be added to the list for the corresponding row including the column number (and potentially a value). In this way we can efficiently iterate through rows for accessing and processing elements of the row <text:span text:style-name="T1">with</text:span> <text:span text:style-name="T2">low </text:span><text:span text:style-name="T1">complexity, </text:span><text:span text:style-name="T4">e.g. O(1) for access, insert, delete, which means we only need to worry about how many elements are in the row</text:span>. The downside is <text:span text:style-name="T3">when we need to perform </text:span>column based operations. Since we have stored our matrix with rows in mind, accessing columns must be done by traversing each row to find the values for the column we’re interested in, <text:span text:style-name="T4">we would need to consider how many rows there are as well as how many elements are in each row</text:span>. <text:span text:style-name="T4">This structure would make the most sense when we want to consider data along one particular axis/dimension only.</text:span></text:p>
      <text:p text:style-name="Standard"/>
      <text:p text:style-name="Standard">Write pseudo-code for problems requiring code. Do not write Java, Python or C++.</text:p>
      <text:p text:style-name="Standard">You are responsible for the appropriate level of detail. For the questions asking for</text:p>
      <text:p text:style-name="Standard">justification, please provide a detailed mathematically oriented discussion. A proof</text:p>
      <text:p text:style-name="Standard">is not required.</text:p>
      <text:p text:style-name="Standard"/>
      <text:p text:style-name="Standard">1. How many ancestors does a node at level n in a binary tree have? Provide</text:p>
      <text:p text:style-name="Standard">justification.</text:p>
      <text:p text:style-name="Standard"/>
      <text:p text:style-name="Standard"/>
      <text:p text:style-name="Standard"/>
      <text:p text:style-name="Standard">2. Prove that a strictly binary tree (regular binary tree) with n leaves contains 2n-1</text:p>
      <text:p text:style-name="Standard">nodes. Provide justification.</text:p>
      <text:p text:style-name="Standard"/>
      <text:p text:style-name="Standard"/>
      <text:p text:style-name="Standard"/>
      <text:p text:style-name="Standard">3. Explain in detail that if m pointer fields are set aside in each node of a general</text:p>
      <text:p text:style-name="Standard">m-ary tree to point to a maximum of m child nodes, and if the number of nodes</text:p>
      <text:p text:style-name="Standard">in the tree is n, the number of null child pointer fields is n*(m-1)+1.</text:p>
      <text:p text:style-name="Standard"/>
      <text:p text:style-name="Standard"/>
      <text:p text:style-name="Standard"/>
      <text:p text:style-name="Standard">4. Define the Fibonacci binary tree of order n as follows: If n=0 or n=1, the tree</text:p>
      <text:p text:style-name="Standard">consists of a single node. If n&gt;1, the tree consists of a root, with the Fibonacci</text:p>
      <text:p text:style-name="Standard">tree of order n-1 as the left subtree and the Fibonacci tree of order n-2 as the</text:p>
      <text:p text:style-name="Standard">right subtree. Write a method that builds a Fibonacci binary tree of order n and</text:p>
      <text:p text:style-name="Standard">returns a pointer to it.</text:p>
      <text:p text:style-name="Standard"/>
      <text:p text:style-name="Standard"/>
      <text:p text:style-name="Standard"><text:soft-page-break/></text:p>
      <text:p text:style-name="Standard">5. Answer the following questions about Fibonacci binary tree defined in the</text:p>
      <text:p text:style-name="Standard">previous problem.</text:p>
      <text:p text:style-name="Standard">a. Is such a tree strictly binary?</text:p>
      <text:p text:style-name="Standard"/>
      <text:p text:style-name="Standard"/>
      <text:p text:style-name="Standard"/>
      <text:p text:style-name="Standard">b. What is the number of leaves in the Fibonacci tree of order n?</text:p>
      <text:p text:style-name="Standard"/>
      <text:p text:style-name="Standard"/>
      <text:p text:style-name="Standard"/>
      <text:p text:style-name="Standard">c. What is the depth of the Fibonacci tree of order 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9T17:43:33.431000000</meta:creation-date>
    <dc:date>2023-10-12T17:29:13.026000000</dc:date>
    <meta:editing-duration>PT26M21S</meta:editing-duration>
    <meta:editing-cycles>7</meta:editing-cycles>
    <meta:generator>LibreOffice/7.6.2.1$Windows_X86_64 LibreOffice_project/56f7684011345957bbf33a7ee678afaf4d2ba333</meta:generator>
    <meta:document-statistic meta:table-count="0" meta:image-count="0" meta:object-count="0" meta:page-count="2" meta:paragraph-count="26" meta:word-count="488" meta:character-count="2742" meta:non-whitespace-character-count="2278"/>
  </office:meta>
</office:document-meta>
</file>